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style:text-position="" style:font-name="Liberation Sans" style:font-name-asian="Arial Unicode MS" style:font-name-complex="Arial Unicode MS"/>
    </style:style>
    <style:style style:name="ce7" style:family="table-cell" style:parent-style-name="Default">
      <style:table-cell-properties fo:border="0.06pt solid #000000"/>
      <style:text-properties style:text-position="" style:font-name="Liberation Sans" style:font-name-asian="Arial Unicode MS" style:font-name-complex="Arial Unicode MS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style:font-name="Liberation Sans" style:font-name-asian="Arial Unicode MS" style:font-name-complex="Arial Unicode MS"/>
    </style:style>
    <style:style style:name="ce15" style:family="table-cell" style:parent-style-name="Default">
      <style:table-cell-properties fo:border="0.06pt solid #000000"/>
      <style:text-properties style:font-name="Liberation Sans" style:font-name-asian="Arial Unicode MS" style:font-name-complex="Arial Unicode M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k &gt;=kmin</text:p>
          </table:table-cell>
          <table:table-cell table:style-name="ce6"/>
          <table:table-cell table:style-name="Default" table:number-columns-repeated="5"/>
        </table:table-row>
        <table:table-row table:style-name="ro1">
          <table:table-cell table:style-name="ce1"/>
          <table:table-cell table:style-name="ce6"/>
          <table:table-cell table:style-name="Default" table:number-columns-repeated="5"/>
        </table:table-row>
        <table:table-row table:style-name="ro1">
          <table:table-cell office:value-type="string" calcext:value-type="string">
            <text:p>Control group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3"/>
          <table:table-cell table:style-name="ce6"/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rejects out of 100</text:p>
          </table:table-cell>
          <table:table-cell table:style-name="ce8" office:value-type="string" calcext:value-type="string">
            <text:p>nu2 = 0.0</text:p>
          </table:table-cell>
          <table:table-cell table:style-name="ce8" office:value-type="string" calcext:value-type="string">
            <text:p>nu2 = 0.2</text:p>
          </table:table-cell>
          <table:table-cell table:style-name="ce8" office:value-type="string" calcext:value-type="string">
            <text:p>nu2 = 0.4</text:p>
          </table:table-cell>
          <table:table-cell table:style-name="ce8" office:value-type="string" calcext:value-type="string">
            <text:p>nu2 = 0.6</text:p>
          </table:table-cell>
          <table:table-cell table:style-name="ce8" office:value-type="string" calcext:value-type="string">
            <text:p>nu2 = 0.8</text:p>
          </table:table-cell>
          <table:table-cell table:style-name="ce8" office:value-type="string" calcext:value-type="string">
            <text:p>nu2 = 1</text:p>
          </table:table-cell>
        </table:table-row>
        <table:table-row table:style-name="ro1">
          <table:table-cell office:value-type="string" calcext:value-type="string">
            <text:p>nu1 = 0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1 = 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1 = 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1 = 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1 = 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1 =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Control group</text:p>
          </table:table-cell>
          <table:table-cell table:style-name="ce7" office:value-type="float" office:value="0.732636" calcext:value-type="float">
            <text:p>0.732636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Average p-value</text:p>
          </table:table-cell>
          <table:table-cell table:style-name="ce8" office:value-type="string" calcext:value-type="string">
            <text:p>nu2 = 0.0</text:p>
          </table:table-cell>
          <table:table-cell table:style-name="ce8" office:value-type="string" calcext:value-type="string">
            <text:p>nu2 = 0.2</text:p>
          </table:table-cell>
          <table:table-cell table:style-name="ce8" office:value-type="string" calcext:value-type="string">
            <text:p>nu2 = 0.4</text:p>
          </table:table-cell>
          <table:table-cell table:style-name="ce8" office:value-type="string" calcext:value-type="string">
            <text:p>nu2 = 0.6</text:p>
          </table:table-cell>
          <table:table-cell table:style-name="ce8" office:value-type="string" calcext:value-type="string">
            <text:p>nu2 = 0.8</text:p>
          </table:table-cell>
          <table:table-cell table:style-name="ce8" office:value-type="string" calcext:value-type="string">
            <text:p>nu2 = 1</text:p>
          </table:table-cell>
        </table:table-row>
        <table:table-row table:style-name="ro1">
          <table:table-cell office:value-type="string" calcext:value-type="string">
            <text:p>nu1 = 0.0</text:p>
          </table:table-cell>
          <table:table-cell office:value-type="float" office:value="0.692568" calcext:value-type="float">
            <text:p>0.692568</text:p>
          </table:table-cell>
          <table:table-cell office:value-type="float" office:value="0.690264" calcext:value-type="float">
            <text:p>0.690264</text:p>
          </table:table-cell>
          <table:table-cell office:value-type="float" office:value="0.70892" calcext:value-type="float">
            <text:p>0.70892</text:p>
          </table:table-cell>
          <table:table-cell office:value-type="float" office:value="0.715956" calcext:value-type="float">
            <text:p>0.715956</text:p>
          </table:table-cell>
          <table:table-cell office:value-type="float" office:value="0.6921" calcext:value-type="float">
            <text:p>0.6921</text:p>
          </table:table-cell>
          <table:table-cell table:style-name="Default" table:formula="of:= AVERAGE([.B17:.B116])" office:value-type="float" office:value="0.696654666666667" calcext:value-type="float">
            <text:p>0.6966546667</text:p>
          </table:table-cell>
        </table:table-row>
        <table:table-row table:style-name="ro1">
          <table:table-cell office:value-type="string" calcext:value-type="string">
            <text:p>nu1 = 0.2</text:p>
          </table:table-cell>
          <table:table-cell office:value-type="float" office:value="0.710288" calcext:value-type="float">
            <text:p>0.710288</text:p>
          </table:table-cell>
          <table:table-cell office:value-type="float" office:value="0.728628" calcext:value-type="float">
            <text:p>0.728628</text:p>
          </table:table-cell>
          <table:table-cell office:value-type="float" office:value="0.677232" calcext:value-type="float">
            <text:p>0.677232</text:p>
          </table:table-cell>
          <table:table-cell office:value-type="float" office:value="0.67274" calcext:value-type="float">
            <text:p>0.67274</text:p>
          </table:table-cell>
          <table:table-cell table:number-columns-repeated="2" office:value-type="float" office:value="0.733948" calcext:value-type="float">
            <text:p>0.733948</text:p>
          </table:table-cell>
        </table:table-row>
        <table:table-row table:style-name="ro1">
          <table:table-cell office:value-type="string" calcext:value-type="string">
            <text:p>nu1 = 0,4</text:p>
          </table:table-cell>
          <table:table-cell office:value-type="float" office:value="0.69336" calcext:value-type="float">
            <text:p>0.69336</text:p>
          </table:table-cell>
          <table:table-cell office:value-type="float" office:value="0.689352" calcext:value-type="float">
            <text:p>0.689352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69166" calcext:value-type="float">
            <text:p>0.69166</text:p>
          </table:table-cell>
          <table:table-cell office:value-type="float" office:value="0.683264" calcext:value-type="float">
            <text:p>0.683264</text:p>
          </table:table-cell>
          <table:table-cell office:value-type="float" office:value="0.73848" calcext:value-type="float">
            <text:p>0.73848</text:p>
          </table:table-cell>
        </table:table-row>
        <table:table-row table:style-name="ro1">
          <table:table-cell office:value-type="string" calcext:value-type="string">
            <text:p>nu1 = 0.6</text:p>
          </table:table-cell>
          <table:table-cell office:value-type="float" office:value="0.718652" calcext:value-type="float">
            <text:p>0.718652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684332" calcext:value-type="float">
            <text:p>0.684332</text:p>
          </table:table-cell>
          <table:table-cell office:value-type="float" office:value="0.723908" calcext:value-type="float">
            <text:p>0.723908</text:p>
          </table:table-cell>
          <table:table-cell office:value-type="float" office:value="0.723352" calcext:value-type="float">
            <text:p>0.723352</text:p>
          </table:table-cell>
          <table:table-cell office:value-type="float" office:value="0.718608" calcext:value-type="float">
            <text:p>0.718608</text:p>
          </table:table-cell>
        </table:table-row>
        <table:table-row table:style-name="ro1">
          <table:table-cell office:value-type="string" calcext:value-type="string">
            <text:p>nu1 = 0.8</text:p>
          </table:table-cell>
          <table:table-cell office:value-type="float" office:value="0.67318" calcext:value-type="float">
            <text:p>0.67318</text:p>
          </table:table-cell>
          <table:table-cell office:value-type="float" office:value="0.696256" calcext:value-type="float">
            <text:p>0.696256</text:p>
          </table:table-cell>
          <table:table-cell office:value-type="float" office:value="0.674848" calcext:value-type="float">
            <text:p>0.674848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8284" calcext:value-type="float">
            <text:p>0.688284</text:p>
          </table:table-cell>
          <table:table-cell office:value-type="float" office:value="0.680952" calcext:value-type="float">
            <text:p>0.680952</text:p>
          </table:table-cell>
        </table:table-row>
        <table:table-row table:style-name="ro1">
          <table:table-cell office:value-type="string" calcext:value-type="string">
            <text:p>nu1 = 1</text:p>
          </table:table-cell>
          <table:table-cell office:value-type="float" office:value="0.69188" calcext:value-type="float">
            <text:p>0.69188</text:p>
          </table:table-cell>
          <table:table-cell office:value-type="float" office:value="0.710132" calcext:value-type="float">
            <text:p>0.710132</text:p>
          </table:table-cell>
          <table:table-cell office:value-type="float" office:value="0.684792" calcext:value-type="float">
            <text:p>0.684792</text:p>
          </table:table-cell>
          <table:table-cell office:value-type="float" office:value="0.703455999999999" calcext:value-type="float">
            <text:p>0.703456</text:p>
          </table:table-cell>
          <table:table-cell office:value-type="float" office:value="0.677492" calcext:value-type="float">
            <text:p>0.677492</text:p>
          </table:table-cell>
          <table:table-cell office:value-type="float" office:value="0.68068" calcext:value-type="float">
            <text:p>0.68068</text:p>
          </table:table-cell>
        </table:table-row>
      </table:table>
      <table:table table:name="k&gt;=kmin" table:style-name="ta1">
        <table:table-column table:style-name="co2" table:default-cell-style-name="ce10"/>
        <table:table-column table:style-name="co1" table:number-columns-repeated="6" table:default-cell-style-name="ce10"/>
        <table:table-row table:style-name="ro1" table:number-rows-repeated="2">
          <table:table-cell table:style-name="ce9"/>
          <table:table-cell table:style-name="ce14"/>
          <table:table-cell table:style-name="Default" table:number-columns-repeated="5"/>
        </table:table-row>
        <table:table-row table:style-name="ro1">
          <table:table-cell/>
          <table:table-cell table:style-name="ce15"/>
          <table:table-cell table:style-name="Default" table:number-columns-repeated="5"/>
        </table:table-row>
        <table:table-row table:style-name="ro1">
          <table:table-cell table:style-name="ce11"/>
          <table:table-cell table:style-name="ce14"/>
          <table:table-cell table:style-name="Default" table:number-columns-repeated="5"/>
        </table:table-row>
        <table:table-row table:style-name="ro1">
          <table:table-cell table:style-name="ce12"/>
          <table:table-cell table:style-name="ce16"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7" office:value-type="string" calcext:value-type="string">
            <text:p>k&gt;=kmin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Control group</text:p>
          </table:table-cell>
          <table:table-cell office:value-type="float" office:value="3.53" calcext:value-type="float">
            <text:p>3.53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2" office:value-type="string" calcext:value-type="string">
            <text:p>kmin</text:p>
          </table:table-cell>
          <table:table-cell table:style-name="ce16" office:value-type="string" calcext:value-type="string">
            <text:p>nu2 = 0.0</text:p>
          </table:table-cell>
          <table:table-cell table:style-name="ce16" office:value-type="string" calcext:value-type="string">
            <text:p>nu2 = 0.2</text:p>
          </table:table-cell>
          <table:table-cell table:style-name="ce16" office:value-type="string" calcext:value-type="string">
            <text:p>nu2 = 0.4</text:p>
          </table:table-cell>
          <table:table-cell table:style-name="ce16" office:value-type="string" calcext:value-type="string">
            <text:p>nu2 = 0.6</text:p>
          </table:table-cell>
          <table:table-cell table:style-name="ce16" office:value-type="string" calcext:value-type="string">
            <text:p>nu2 = 0.8</text:p>
          </table:table-cell>
          <table:table-cell table:style-name="ce16" office:value-type="string" calcext:value-type="string">
            <text:p>nu2 = 1</text:p>
          </table:table-cell>
        </table:table-row>
        <table:table-row table:style-name="ro1">
          <table:table-cell office:value-type="string" calcext:value-type="string">
            <text:p>nu1 = 0.0</text:p>
          </table:table-cell>
          <table:table-cell office:value-type="float" office:value="3.92" calcext:value-type="float">
            <text:p>3.92</text:p>
          </table:table-cell>
          <table:table-cell office:value-type="float" office:value="3.91" calcext:value-type="float">
            <text:p>3.91</text:p>
          </table:table-cell>
          <table:table-cell office:value-type="float" office:value="3.87" calcext:value-type="float">
            <text:p>3.87</text:p>
          </table:table-cell>
          <table:table-cell office:value-type="float" office:value="3.74" calcext:value-type="float">
            <text:p>3.74</text:p>
          </table:table-cell>
          <table:table-cell office:value-type="float" office:value="3.87" calcext:value-type="float">
            <text:p>3.87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string" calcext:value-type="string">
            <text:p>nu1 = 0.2</text:p>
          </table:table-cell>
          <table:table-cell office:value-type="float" office:value="3.95" calcext:value-type="float">
            <text:p>3.95</text:p>
          </table:table-cell>
          <table:table-cell office:value-type="float" office:value="3.94" calcext:value-type="float">
            <text:p>3.94</text:p>
          </table:table-cell>
          <table:table-cell office:value-type="float" office:value="4.06" calcext:value-type="float">
            <text:p>4.06</text:p>
          </table:table-cell>
          <table:table-cell office:value-type="float" office:value="3.94" calcext:value-type="float">
            <text:p>3.94</text:p>
          </table:table-cell>
          <table:table-cell office:value-type="float" office:value="3.84" calcext:value-type="float">
            <text:p>3.84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string" calcext:value-type="string">
            <text:p>nu1 = 0,4</text:p>
          </table:table-cell>
          <table:table-cell office:value-type="float" office:value="4.2" calcext:value-type="float">
            <text:p>4.2</text:p>
          </table:table-cell>
          <table:table-cell office:value-type="float" office:value="4.11" calcext:value-type="float">
            <text:p>4.11</text:p>
          </table:table-cell>
          <table:table-cell office:value-type="float" office:value="3.96" calcext:value-type="float">
            <text:p>3.96</text:p>
          </table:table-cell>
          <table:table-cell office:value-type="float" office:value="3.91" calcext:value-type="float">
            <text:p>3.91</text:p>
          </table:table-cell>
          <table:table-cell office:value-type="float" office:value="4.04" calcext:value-type="float">
            <text:p>4.04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string" calcext:value-type="string">
            <text:p>nu1 = 0.6</text:p>
          </table:table-cell>
          <table:table-cell office:value-type="float" office:value="4.31" calcext:value-type="float">
            <text:p>4.31</text:p>
          </table:table-cell>
          <table:table-cell office:value-type="float" office:value="4.17" calcext:value-type="float">
            <text:p>4.17</text:p>
          </table:table-cell>
          <table:table-cell office:value-type="float" office:value="4.14" calcext:value-type="float">
            <text:p>4.14</text:p>
          </table:table-cell>
          <table:table-cell office:value-type="float" office:value="4.35" calcext:value-type="float">
            <text:p>4.35</text:p>
          </table:table-cell>
          <table:table-cell office:value-type="float" office:value="4.2" calcext:value-type="float">
            <text:p>4.2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nu1 = 0.8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22" calcext:value-type="float">
            <text:p>4.22</text:p>
          </table:table-cell>
          <table:table-cell office:value-type="float" office:value="4.14" calcext:value-type="float">
            <text:p>4.14</text:p>
          </table:table-cell>
          <table:table-cell office:value-type="float" office:value="4.24" calcext:value-type="float">
            <text:p>4.24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nu1 = 1</text:p>
          </table:table-cell>
          <table:table-cell office:value-type="float" office:value="4.16" calcext:value-type="float">
            <text:p>4.16</text:p>
          </table:table-cell>
          <table:table-cell office:value-type="float" office:value="4.58" calcext:value-type="float">
            <text:p>4.58</text:p>
          </table:table-cell>
          <table:table-cell table:number-columns-repeated="2" office:value-type="float" office:value="4.49" calcext:value-type="float">
            <text:p>4.49</text:p>
          </table:table-cell>
          <table:table-cell office:value-type="float" office:value="4.35" calcext:value-type="float">
            <text:p>4.35</text:p>
          </table:table-cell>
          <table:table-cell table:style-name="ce18" office:value-type="float" office:value="4.38383838383838" calcext:value-type="float">
            <text:p>4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0:31:52.1671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Cottica</meta:initial-creator>
    <meta:creation-date>2015-06-16T11:00:42.478920000</meta:creation-date>
    <dc:date>2015-06-18T10:50:55.008542000</dc:date>
    <dc:creator>Alberto Cottica</dc:creator>
    <meta:editing-duration>PT24M59S</meta:editing-duration>
    <meta:editing-cycles>5</meta:editing-cycles>
    <meta:generator>LibreOffice/4.4.3.2$MacOSX_X86_64 LibreOffice_project/88805f81e9fe61362df02b9941de8e38a9b5fd16</meta:generator>
    <meta:document-statistic meta:table-count="2" meta:cell-count="155" meta:object-count="0"/>
  </office:meta>
</office:document-meta>
</file>